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1" svg:font-family="Symbol" style:font-adornments="Normal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Arial,Bold" svg:font-family="'Arial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Arial,Bold1" svg:font-family="'Arial,Bold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1" fo:font-size="12pt" style:font-size-asian="12pt" style:font-name-complex="Arial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1" fo:font-size="12pt" officeooo:paragraph-rsid="0013f32e" fo:background-color="#ffff00" style:font-size-asian="12pt" style:font-name-complex="Arial2" style:font-size-complex="12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color="#ff0000" style:font-name="Arial1" fo:font-size="12pt" fo:font-weight="bold" officeooo:paragraph-rsid="0013f32e" fo:background-color="#ffff00" style:font-size-asian="12pt" style:font-weight-asian="bold" style:font-name-complex="Arial2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3f32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style:font-name="Arial1" fo:font-size="12pt" officeooo:paragraph-rsid="0013f32e" style:font-size-asian="12pt" style:font-name-complex="Arial2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ff" style:font-name="Arial1" officeooo:paragraph-rsid="0013f32e" style:font-name-complex="Arial2"/>
    </style:style>
    <style:style style:name="P9" style:family="paragraph" style:parent-style-name="List_20_Paragraph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10" style:family="paragraph" style:parent-style-name="Standard">
      <style:text-properties officeooo:paragraph-rsid="0013f32e"/>
    </style:style>
    <style:style style:name="P11" style:family="paragraph" style:parent-style-name="Standard">
      <style:paragraph-properties fo:margin-left="0.614cm" fo:margin-right="0cm" fo:margin-top="0cm" fo:margin-bottom="0cm" style:contextual-spacing="false" fo:line-height="100%" fo:text-indent="0cm" style:auto-text-indent="false"/>
      <style:text-properties style:font-name="Arial1" fo:font-size="12pt" officeooo:paragraph-rsid="0013f32e" style:font-size-asian="12pt" style:font-name-complex="Arial2" style:font-size-complex="12pt"/>
    </style:style>
    <style:style style:name="P12" style:family="paragraph" style:parent-style-name="Text_20_body">
      <style:text-properties officeooo:paragraph-rsid="0013f32e"/>
    </style:style>
    <style:style style:name="P13" style:family="paragraph" style:parent-style-name="Text_20_body">
      <style:text-properties officeooo:rsid="0013f32e" officeooo:paragraph-rsid="0013f32e"/>
    </style:style>
    <style:style style:name="P14" style:family="paragraph" style:parent-style-name="Text_20_body">
      <style:text-properties style:font-name="Arial1" fo:font-size="12pt" style:font-size-asian="12pt" style:font-name-complex="Arial2" style:font-size-complex="12pt"/>
    </style:style>
    <style:style style:name="P15" style:family="paragraph" style:parent-style-name="Text_20_body">
      <style:text-properties style:font-name="Arial1" fo:font-size="12pt" officeooo:paragraph-rsid="0013f32e" style:font-size-asian="12pt" style:font-name-complex="Arial2" style:font-size-complex="12pt"/>
    </style:style>
    <style:style style:name="P16" style:family="paragraph" style:parent-style-name="Text_20_body">
      <style:text-properties officeooo:rsid="001760f2"/>
    </style:style>
    <style:style style:name="P17" style:family="paragraph" style:parent-style-name="Text_20_body">
      <style:text-properties officeooo:rsid="001760f2" officeooo:paragraph-rsid="001760f2"/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L4"/>
    <style:style style:name="P22" style:family="paragraph" style:parent-style-name="Standard" style:list-style-name="L4">
      <style:text-properties officeooo:paragraph-rsid="00150f6f"/>
    </style:style>
    <style:style style:name="P23" style:family="paragraph" style:parent-style-name="Standard" style:list-style-name="L4">
      <style:text-properties officeooo:rsid="0012da22" officeooo:paragraph-rsid="0015ebe1"/>
    </style:style>
    <style:style style:name="P24" style:family="paragraph" style:parent-style-name="Standard" style:list-style-name="L4">
      <style:text-properties officeooo:rsid="00150f6f" officeooo:paragraph-rsid="0012da22"/>
    </style:style>
    <style:style style:name="P25" style:family="paragraph" style:parent-style-name="Standard" style:list-style-name="List_20_3"/>
    <style:style style:name="P26" style:family="paragraph" style:parent-style-name="Standard" style:list-style-name="L5"/>
    <style:style style:name="P27" style:family="paragraph" style:parent-style-name="Standard" style:list-style-name="L8">
      <style:paragraph-properties fo:margin-top="0cm" fo:margin-bottom="0cm" style:contextual-spacing="false" fo:line-height="100%"/>
      <style:text-properties style:font-name="Arial1" fo:font-size="12pt" style:font-size-asian="12pt" style:font-name-complex="Arial2" style:font-size-complex="12pt"/>
    </style:style>
    <style:style style:name="P28" style:family="paragraph" style:parent-style-name="Standard" style:list-style-name="L8">
      <style:paragraph-properties fo:margin-top="0cm" fo:margin-bottom="0cm" style:contextual-spacing="false" fo:line-height="100%"/>
    </style:style>
    <style:style style:name="P29" style:family="paragraph" style:parent-style-name="Text_20_body" style:list-style-name="List_20_3"/>
    <style:style style:name="P30" style:family="paragraph" style:parent-style-name="Text_20_body" style:list-style-name="List_20_3">
      <style:text-properties officeooo:paragraph-rsid="0013f32e"/>
    </style:style>
    <style:style style:name="P31" style:family="paragraph" style:parent-style-name="Text_20_body" style:list-style-name="List_20_3">
      <style:text-properties fo:font-weight="bold" fo:background-color="#ffff00" style:font-weight-asian="bold" style:font-weight-complex="bold"/>
    </style:style>
    <style:style style:name="P32" style:family="paragraph" style:parent-style-name="Text_20_body" style:list-style-name="L6">
      <style:text-properties fo:font-weight="bold" fo:background-color="#ffff00" style:font-weight-asian="bold" style:font-weight-complex="bold"/>
    </style:style>
    <style:style style:name="P33" style:family="paragraph" style:parent-style-name="Text_20_body" style:list-style-name="List_20_3">
      <style:text-properties fo:background-color="#ffff00"/>
    </style:style>
    <style:style style:name="P34" style:family="paragraph" style:parent-style-name="Text_20_body" style:list-style-name="L3">
      <style:text-properties fo:background-color="#ffff00"/>
    </style:style>
    <style:style style:name="P35" style:family="paragraph" style:parent-style-name="Text_20_body" style:list-style-name="List_20_3">
      <style:text-properties officeooo:rsid="0017959e" officeooo:paragraph-rsid="0017959e" fo:background-color="#ffff00"/>
    </style:style>
    <style:style style:name="P36" style:family="paragraph" style:parent-style-name="Text_20_body">
      <style:text-properties officeooo:rsid="00158e01" officeooo:paragraph-rsid="00158e01"/>
    </style:style>
    <style:style style:name="P37" style:family="paragraph" style:parent-style-name="Text_20_body" style:list-style-name="L1">
      <style:text-properties officeooo:paragraph-rsid="0013f32e"/>
    </style:style>
    <style:style style:name="P38" style:family="paragraph" style:parent-style-name="Text_20_body" style:list-style-name="L1">
      <style:text-properties officeooo:paragraph-rsid="00158e01"/>
    </style:style>
    <style:style style:name="P39" style:family="paragraph" style:parent-style-name="Text_20_body" style:list-style-name="L2">
      <style:text-properties officeooo:paragraph-rsid="0013f32e"/>
    </style:style>
    <style:style style:name="P40" style:family="paragraph" style:parent-style-name="Text_20_body" style:list-style-name="L3"/>
    <style:style style:name="P41" style:family="paragraph" style:parent-style-name="Text_20_body" style:list-style-name="L3">
      <style:text-properties officeooo:paragraph-rsid="0015ebe1"/>
    </style:style>
    <style:style style:name="P42" style:family="paragraph" style:parent-style-name="Text_20_body" style:list-style-name="L3">
      <style:text-properties officeooo:paragraph-rsid="00150f6f"/>
    </style:style>
    <style:style style:name="P43" style:family="paragraph" style:parent-style-name="Text_20_body" style:list-style-name="L6"/>
    <style:style style:name="P44" style:family="paragraph" style:parent-style-name="Text_20_body" style:list-style-name="L7">
      <style:text-properties officeooo:paragraph-rsid="001760f2"/>
    </style:style>
    <style:style style:name="P45" style:family="paragraph" style:parent-style-name="Text_20_body" style:list-style-name="L7">
      <style:text-properties officeooo:paragraph-rsid="0013f32e"/>
    </style:style>
    <style:style style:name="P46" style:family="paragraph" style:parent-style-name="Text_20_body" style:list-style-name="List_20_3">
      <style:text-properties officeooo:rsid="0017959e" officeooo:paragraph-rsid="0017959e"/>
    </style:style>
    <style:style style:name="P47" style:family="paragraph" style:parent-style-name="Heading_20_2">
      <style:text-properties officeooo:paragraph-rsid="0013f32e"/>
    </style:style>
    <style:style style:name="P48" style:family="paragraph" style:parent-style-name="Heading_20_3">
      <style:text-properties officeooo:paragraph-rsid="0013f32e"/>
    </style:style>
    <style:style style:name="P49" style:family="paragraph" style:parent-style-name="List_20_Paragraph" style:list-style-name="WWNum6">
      <style:paragraph-properties fo:margin-top="0cm" fo:margin-bottom="0cm" style:contextual-spacing="false" fo:line-height="100%"/>
      <style:text-properties officeooo:paragraph-rsid="0013f32e"/>
    </style:style>
    <style:style style:name="P50" style:family="paragraph" style:parent-style-name="List_20_Paragraph" style:list-style-name="WWNum7">
      <style:paragraph-properties fo:margin-top="0cm" fo:margin-bottom="0cm" style:contextual-spacing="false" fo:line-height="100%"/>
      <style:text-properties officeooo:paragraph-rsid="0013f32e"/>
    </style:style>
    <style:style style:name="P51" style:family="paragraph" style:parent-style-name="List_20_Paragraph" style:list-style-name="WWNum1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52" style:family="paragraph" style:parent-style-name="List_20_Paragraph" style:list-style-name="WWNum5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53" style:family="paragraph" style:parent-style-name="List_20_Paragraph" style:list-style-name="WWNum3">
      <style:paragraph-properties fo:margin-top="0cm" fo:margin-bottom="0cm" style:contextual-spacing="false" fo:line-height="100%"/>
      <style:text-properties style:font-name="Arial1" fo:font-size="12pt" officeooo:paragraph-rsid="0013f32e" style:font-size-asian="12pt" style:font-name-complex="Arial2" style:font-size-complex="12pt"/>
    </style:style>
    <style:style style:name="P54" style:family="paragraph" style:parent-style-name="List_20_Paragraph" style:list-style-name="WWNum3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Arial1" fo:font-size="12pt" officeooo:paragraph-rsid="0013f32e" style:font-size-asian="12pt" style:font-name-complex="Arial2" style:font-size-complex="12pt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style:font-name="Arial1" fo:font-size="12pt" fo:background-color="#ffff00" style:font-size-asian="12pt" style:font-name-complex="Arial2" style:font-size-complex="12pt" loext:char-shading-value="0"/>
    </style:style>
    <style:style style:name="T3" style:family="text">
      <style:text-properties fo:color="#ff0000" style:font-name="Arial1" fo:font-size="12pt" fo:background-color="#ffff00" style:font-size-asian="12pt" style:font-name-complex="Arial2" style:font-size-complex="12pt" loext:char-shading-value="0"/>
    </style:style>
    <style:style style:name="T4" style:family="text">
      <style:text-properties style:font-name="Arial,Bold" fo:font-size="12pt" fo:font-weight="bold" style:font-size-asian="12pt" style:font-weight-asian="bold" style:font-name-complex="Arial,Bold1" style:font-size-complex="12pt" style:font-weight-complex="bold"/>
    </style:style>
    <style:style style:name="T5" style:family="text">
      <style:text-properties officeooo:rsid="0012da22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3f32e" fo:background-color="#ffff00" loext:char-shading-value="0"/>
    </style:style>
    <style:style style:name="T8" style:family="text">
      <style:text-properties officeooo:rsid="00158e01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50f6f"/>
    </style:style>
    <style:style style:name="T11" style:family="text">
      <style:text-properties officeooo:rsid="00158e01"/>
    </style:style>
    <style:style style:name="T12" style:family="text">
      <style:text-properties officeooo:rsid="0013f32e"/>
    </style:style>
    <style:style style:name="T13" style:family="text">
      <style:text-properties officeooo:rsid="001656c0"/>
    </style:style>
    <style:style style:name="T14" style:family="text">
      <style:text-properties officeooo:rsid="001760f2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0"><text:a xlink:type="simple" xlink:href="#__RefHeading__310_137810442" text:style-name="Internet_20_link" text:visited-style-name="Internet_20_link">1. </text:a>Einführung in das (vor)wissenschaftliche Arbeiten<text:tab/>1</text:p>
          <text:p text:style-name="P18"><text:a xlink:type="simple" xlink:href="#__RefHeading__242_137810442" text:style-name="Internet_20_link" text:visited-style-name="Internet_20_link">1.1. </text:a>Ziele<text:tab/>1</text:p>
          <text:p text:style-name="P20"><text:a xlink:type="simple" xlink:href="#__RefHeading__1151_1638461086" text:style-name="Internet_20_link" text:visited-style-name="Internet_20_link">2. </text:a>Textarten<text:tab/>2</text:p>
          <text:p text:style-name="P18"><text:a xlink:type="simple" xlink:href="#__RefHeading__1163_1638461086" text:style-name="Internet_20_link" text:visited-style-name="Internet_20_link">2.1. </text:a>Aufgabe: DA Richtlinien<text:tab/>2</text:p>
          <text:p text:style-name="P18"><text:a xlink:type="simple" xlink:href="#__RefHeading__326_137810442" text:style-name="Internet_20_link" text:visited-style-name="Internet_20_link">2.2. </text:a>Inhaltliches: Verschiedene Textsorten<text:tab/>3</text:p>
          <text:p text:style-name="P19"><text:a xlink:type="simple" xlink:href="#__RefHeading__1000_937741021" text:style-name="Internet_20_link" text:visited-style-name="Internet_20_link">2.2.1. </text:a>Titel/Thema<text:tab/>3</text:p>
          <text:p text:style-name="P19"><text:a xlink:type="simple" xlink:href="#__RefHeading__714_754690078" text:style-name="Internet_20_link" text:visited-style-name="Internet_20_link">2.2.2. </text:a>Abstract<text:tab/>3</text:p>
          <text:p text:style-name="P19"><text:a xlink:type="simple" xlink:href="#__RefHeading__716_754690078" text:style-name="Internet_20_link" text:visited-style-name="Internet_20_link">2.2.3. </text:a>Aufgabe: Abstract<text:tab/>3</text:p>
          <text:p text:style-name="P19"><text:a xlink:type="simple" xlink:href="#__RefHeading__675_754690078" text:style-name="Internet_20_link" text:visited-style-name="Internet_20_link">2.2.4. </text:a>Vorwort (optional)<text:tab/>3</text:p>
          <text:p text:style-name="P19"><text:a xlink:type="simple" xlink:href="#__RefHeading__716_7546900781" text:style-name="Internet_20_link" text:visited-style-name="Internet_20_link">2.2.5. </text:a>Aufgabe: Vorwort<text:tab/>4</text:p>
          <text:p text:style-name="P19"><text:a xlink:type="simple" xlink:href="#__RefHeading__677_754690078" text:style-name="Internet_20_link" text:visited-style-name="Internet_20_link">2.2.6. </text:a>Abbildungsverzeichnis (Optional)<text:tab/>4</text:p>
          <text:p text:style-name="P19"><text:a xlink:type="simple" xlink:href="#__RefHeading__741_754690078" text:style-name="Internet_20_link" text:visited-style-name="Internet_20_link">2.2.7. </text:a>Aufgabe: Abbildungsverzeichnis<text:tab/>4</text:p>
          <text:p text:style-name="P19"><text:a xlink:type="simple" xlink:href="#__RefHeading__681_754690078" text:style-name="Internet_20_link" text:visited-style-name="Internet_20_link">2.2.8. </text:a>Einleitung<text:tab/>4</text:p>
          <text:p text:style-name="P19"><text:a xlink:type="simple" xlink:href="#__RefHeading__755_754690078" text:style-name="Internet_20_link" text:visited-style-name="Internet_20_link">2.2.9. </text:a>Aufgabe: Einleitung<text:tab/>4</text:p>
          <text:p text:style-name="P19"><text:a xlink:type="simple" xlink:href="#__RefHeading__683_754690078" text:style-name="Internet_20_link" text:visited-style-name="Internet_20_link">2.2.10. </text:a>Zusammenfassung<text:tab/>4</text:p>
          <text:p text:style-name="P19"><text:a xlink:type="simple" xlink:href="#__RefHeading__679_754690078" text:style-name="Internet_20_link" text:visited-style-name="Internet_20_link">2.2.11. </text:a>Textgestaltung<text:tab/>5</text:p>
          <text:p text:style-name="P20"><text:a xlink:type="simple" xlink:href="#__RefHeading__1153_1638461086" text:style-name="Internet_20_link" text:visited-style-name="Internet_20_link">3. </text:a>Arbeiten mit Word<text:tab/>6</text:p>
          <text:p text:style-name="P18"><text:a xlink:type="simple" xlink:href="#__RefHeading__1165_1638461086" text:style-name="Internet_20_link" text:visited-style-name="Internet_20_link">3.1. </text:a>WH: Word<text:tab/>6</text:p>
          <text:p text:style-name="P19"><text:a xlink:type="simple" xlink:href="#__RefHeading__345_137810442" text:style-name="Internet_20_link" text:visited-style-name="Internet_20_link">3.1.1. </text:a>Effektives Arbeiten mit Word, …<text:tab/>6</text:p>
          <text:p text:style-name="P19"><text:a xlink:type="simple" xlink:href="#__RefHeading__347_137810442" text:style-name="Internet_20_link" text:visited-style-name="Internet_20_link">3.1.2. </text:a>Aufgabe: Word<text:tab/>6</text:p>
          <text:p text:style-name="P20"><text:a xlink:type="simple" xlink:href="#__RefHeading__1155_1638461086" text:style-name="Internet_20_link" text:visited-style-name="Internet_20_link">4. </text:a>Literaturverwaltung<text:tab/>6</text:p>
          <text:p text:style-name="P18"><text:a xlink:type="simple" xlink:href="#__RefHeading__367_137810442" text:style-name="Internet_20_link" text:visited-style-name="Internet_20_link">4.1. </text:a>+Literaturverwaltung mit Word<text:tab/>6</text:p>
          <text:p text:style-name="P18"><text:a xlink:type="simple" xlink:href="#__RefHeading__316_137810442" text:style-name="Internet_20_link" text:visited-style-name="Internet_20_link">4.2. </text:a>Literaturverwaltung mit Endnote Web<text:tab/>6</text:p>
          <text:p text:style-name="P19"><text:a xlink:type="simple" xlink:href="#__RefHeading__349_137810442" text:style-name="Internet_20_link" text:visited-style-name="Internet_20_link">4.2.1. </text:a>Aufgabe: EndnoteWeb - kennen lernen<text:tab/>6</text:p>
          <text:p text:style-name="P19"><text:a xlink:type="simple" xlink:href="#__RefHeading__322_137810442" text:style-name="Internet_20_link" text:visited-style-name="Internet_20_link">4.2.2. </text:a>Aufgabe: EndNoteWeb - Literaturverzeichnis erstellen<text:tab/>7</text:p>
          <text:p text:style-name="P18"><text:a xlink:type="simple" xlink:href="#__RefHeading__371_137810442" text:style-name="Internet_20_link" text:visited-style-name="Internet_20_link">4.3. </text:a>Literatursuche mit Endnote Web<text:tab/>7</text:p>
          <text:p text:style-name="P19"><text:a xlink:type="simple" xlink:href="#__RefHeading__399_137810442" text:style-name="Internet_20_link" text:visited-style-name="Internet_20_link">4.3.1. </text:a>Quellen<text:tab/>7</text:p>
          <text:p text:style-name="P19"><text:a xlink:type="simple" xlink:href="#__RefHeading__401_137810442" text:style-name="Internet_20_link" text:visited-style-name="Internet_20_link">4.3.2. </text:a>Aufgabe: EndnoteWeb - Literaturverzeichnis aktualisieren<text:tab/>7</text:p>
          <text:p text:style-name="P19"><text:a xlink:type="simple" xlink:href="#__RefHeading__318_137810442" text:style-name="Internet_20_link" text:visited-style-name="Internet_20_link">4.3.3. </text:a>Aufgabe: EndNoteWeb Literaturdaten in Word verwenden<text:tab/>8</text:p>
          <text:p text:style-name="P18"><text:a xlink:type="simple" xlink:href="#__RefHeading__324_137810442" text:style-name="Internet_20_link" text:visited-style-name="Internet_20_link">4.4. </text:a>Zitier-Richtlinien<text:tab/>8</text:p>
          <text:p text:style-name="P19"><text:a xlink:type="simple" xlink:href="#__RefHeading__739_754690078" text:style-name="Internet_20_link" text:visited-style-name="Internet_20_link">4.4.1. </text:a>Aufgabe: Zitier-Richtlinien<text:tab/>8</text:p>
          <text:p text:style-name="P18"><text:a xlink:type="simple" xlink:href="#__RefHeading__751_754690078" text:style-name="Internet_20_link" text:visited-style-name="Internet_20_link">4.5. </text:a>Plagiate<text:tab/>8</text:p>
          <text:p text:style-name="P19"><text:a xlink:type="simple" xlink:href="#__RefHeading__753_754690078" text:style-name="Internet_20_link" text:visited-style-name="Internet_20_link">4.5.1. </text:a>Aufgabe: Plagiate<text:tab/>9</text:p>
          <text:p text:style-name="P20"><text:a xlink:type="simple" xlink:href="#__RefHeading__1182_754690078" text:style-name="Internet_20_link" text:visited-style-name="Internet_20_link">5. </text:a>Beurteilungen<text:tab/>9</text:p>
          <text:p text:style-name="P19">bla<text:tab/>9</text:p>
        </text:index-body>
      </text:table-of-content>
      <text:h text:style-name="Heading_20_1" text:outline-level="1"><text:bookmark-start text:name="__RefHeading__310_137810442"/>Einführung in das (vor)wissenschaftliche Arbeiten<text:bookmark-end text:name="__RefHeading__310_137810442"/></text:h>
      <text:h text:style-name="Heading_20_2" text:outline-level="2"><text:bookmark-start text:name="__RefHeading__242_137810442"/>Ziele<text:bookmark-end text:name="__RefHeading__242_137810442"/></text:h>
      <text:list xml:id="list3436511122931890814" text:style-name="List_20_3">
        <text:list-item>
          <text:p text:style-name="P46">Informationen zur VWA</text:p>
          <text:list>
            <text:list-item>
              <text:p text:style-name="P35">http://www.literacy.at/index.php?id=354</text:p>
            </text:list-item>
          </text:list>
        </text:list-item>
        <text:list-item>
          <text:p text:style-name="P29">Gruppeneinteilung</text:p>
        </text:list-item>
        <text:list-item>
          <text:p text:style-name="P29">Titel, Kurztitel, Logo, Gruppenbild finden</text:p>
        </text:list-item>
        <text:list-item>
          <text:p text:style-name="P29">Arbeitsplatz einrichten</text:p>
          <text:list>
            <text:list-item>
              <text:p text:style-name="P29">Word</text:p>
            </text:list-item>
            <text:list-item>
              <text:p text:style-name="P29">Endnote Web: <text:a xlink:type="simple" xlink:href="https://www.myendnoteweb.com/">https://www.myendnoteweb.com/</text:a></text:p>
            </text:list-item>
            <text:list-item>
              <text:p text:style-name="P29"><text:soft-page-break/>JabRef: <text:a xlink:type="simple" xlink:href="http://jabref.sourceforge.net/download.php">http://jabref.sourceforge.net/download.php</text:a></text:p>
            </text:list-item>
            <text:list-item>
              <text:p text:style-name="P29">Firefox plugin für Endnote Web<text:line-break/>CWYW: <text:line-break/><text:a xlink:type="simple" xlink:href="http://www.myendnoteweb.com/EndNoteWeb.html?func=downloadInstallers&amp;">http://www.myendnoteweb.com/EndNoteWeb.html?func=downloadInstallers&amp;</text:a></text:p>
            </text:list-item>
          </text:list>
        </text:list-item>
        <text:list-item>
          <text:p text:style-name="P29">Werkzeuge effektiv nutzen</text:p>
          <text:list>
            <text:list-item>
              <text:p text:style-name="P29">Literaturverwaltung, …</text:p>
            </text:list-item>
          </text:list>
        </text:list-item>
        <text:list-item>
          <text:p text:style-name="P29">Antrag und DA beginnen</text:p>
          <text:list>
            <text:list-item>
              <text:p text:style-name="P29">Textarten besprechen: Abstract, Einleitung, …, Zusammenfassung, …</text:p>
            </text:list-item>
          </text:list>
        </text:list-item>
        <text:list-item>
          <text:p text:style-name="P29">Thema f. Fachteil finden</text:p>
          <text:list>
            <text:list-item>
              <text:p text:style-name="P29">Literaturrechereche professionell für Fachteil</text:p>
            </text:list-item>
            <text:list-item>
              <text:p text:style-name="P29">Exposee/Proposal/Gliederung für Fachteil</text:p>
            </text:list-item>
          </text:list>
        </text:list-item>
        <text:list-item>
          <text:p text:style-name="P31">Ergebnis/Output:</text:p>
          <text:list>
            <text:list-item>
              <text:p text:style-name="P33">DA-Antrag begonnen (ohne MS-Project)</text:p>
            </text:list-item>
            <text:list-item>
              <text:p text:style-name="P33">DA begonnen</text:p>
            </text:list-item>
            <text:list-item>
              <text:p text:style-name="P33">Fachteil begonnen (Titel, Literatur, Exposee)</text:p>
              <text:p text:style-name="P29"><text:line-break/></text:p>
            </text:list-item>
          </text:list>
        </text:list-item>
        <text:list-item>
          <text:p text:style-name="P29">Quellen/Produkte/Links;</text:p>
          <text:list>
            <text:list-item>
              <text:p text:style-name="P29"><text:a xlink:type="simple" xlink:href="http://www.vorwissenschaftlichearbeit.info/">http://www.vorwissenschaftlichearbeit.info/</text:a></text:p>
            </text:list-item>
          </text:list>
        </text:list-item>
      </text:list>
      <text:p text:style-name="Text_20_body"/>
      <text:list xml:id="list120358089049830" text:continue-numbering="true" text:style-name="List_20_3">
        <text:list-item>
          <text:p text:style-name="P29">Beurteilungen, ...</text:p>
          <text:list>
            <text:list-item>
              <text:p text:style-name="P29"><text:a xlink:type="simple" xlink:href="http://www.vorwissenschaftlichearbeit.info/wp-content/uploads/2012/12/201204-VWA-Beurteilung-Empfehlung.pdf">http://www.vorwissenschaftlichearbeit.info/wp-content/uploads/2012/12/201204-VWA-Beurteilung-Empfehlung.pdf</text:a></text:p>
            </text:list-item>
          </text:list>
          <text:p text:style-name="P29"/>
        </text:list-item>
        <text:list-item>
          <text:p text:style-name="P29">Freie Software, …</text:p>
          <text:list>
            <text:list-item>
              <text:p text:style-name="P29"><text:a xlink:type="simple" xlink:href="http://www.vorwissenschaftlichearbeit.info/category/bhs/htl/">http://www.vorwissenschaftlichearbeit.info/category/bhs/htl/</text:a></text:p>
            </text:list-item>
          </text:list>
        </text:list-item>
      </text:list>
      <text:p text:style-name="Text_20_body"/>
      <text:h text:style-name="Heading_20_1" text:outline-level="1"><text:bookmark-start text:name="__RefHeading__1151_1638461086"/>Textarten<text:bookmark-end text:name="__RefHeading__1151_1638461086"/></text:h>
      <text:p text:style-name="P36">Wir wollen hier die versch. Textarten einer wiss. Arbeit kennen lernen und dies auf die DA anwenden.</text:p>
      <text:h text:style-name="Heading_20_2" text:outline-level="2"><text:bookmark-start text:name="__RefHeading__1163_1638461086"/>Aufgabe: DA Richtlinien<text:bookmark-end text:name="__RefHeading__1163_1638461086"/></text:h>
      <text:list xml:id="list3746566524477859354" text:style-name="L1">
        <text:list-item>
          <text:p text:style-name="P37"><text:span text:style-name="T12">Laden Sie die DA-Richtlinien von<text:line-break/></text:span><text:a xlink:type="simple" xlink:href="https://info.htl-salzburg.ac.at/Lehre/elektronik/Diplomarbeiten/Forms/AllItems.aspx"><text:span text:style-name="T12">https://info.htl-salzburg.ac.at/Lehre/elektronik/Diplomarbeiten/Forms/AllItems.aspx</text:span></text:a><text:span text:style-name="T12"><text:line-break/><text:line-break/>Wir wollen in der Folge beginnen den DA-Antrag und die DA zu erstellen.<text:line-break/></text:span></text:p>
        </text:list-item>
        <text:list-item>
          <text:p text:style-name="P38"><text:span text:style-name="T11">Zuvor sollten wir die 7 Todsünden vermeiden. Sehen Sie dazu<text:line-break/></text:span><text:a xlink:type="simple" xlink:href="http://www.youtube.com/watch?v=ZZm-8gPzHqI#t=80"><text:span text:style-name="T8">http://www.youtube.com/watch?v=ZZm-8gPzHqI#t=80</text:span></text:a><text:span text:style-name="T11"><text:line-break/><text:line-break/><text:line-break/></text:span></text:p>
        </text:list-item>
      </text:list>
      <text:h text:style-name="P47" text:outline-level="2"><text:bookmark-start text:name="__RefHeading__326_137810442"/><text:soft-page-break/>Inhaltliches: Verschiedene Textsorten<text:bookmark-end text:name="__RefHeading__326_137810442"/></text:h>
      <text:p text:style-name="P12">Vorwort , Proposal/Exposee, Abstract</text:p>
      <text:h text:style-name="P48" text:outline-level="3"><text:bookmark-start text:name="__RefHeading__1000_937741021"/>Titel/Thema<text:bookmark-end text:name="__RefHeading__1000_937741021"/></text:h>
      <text:p text:style-name="P12">Max. <text:span text:style-name="T9">2 Zeilen</text:span></text:p>
      <text:p text:style-name="P12">beginnt mit: Entwicklung oder Optimierung, …</text:p>
      <text:p text:style-name="P12">Bsp:</text:p>
      <text:p text:style-name="P12"/>
      <text:p text:style-name="P10">easyFSM - Entwicklung eines Planungs- und Management Tools für Servicetechniker </text:p>
      <text:p text:style-name="P12"/>
      <text:h text:style-name="P48" text:outline-level="3"><text:bookmark-start text:name="_Toc367205462"/><text:bookmark-start text:name="__RefHeading__714_754690078"/>Abstract<text:bookmark-end text:name="_Toc367205462"/><text:bookmark-end text:name="__RefHeading__714_754690078"/></text:h>
      <text:p text:style-name="P2">Der eigentlichen Arbeit ist ein Abstract (kurze Zusammenfassung) voranzustellen.</text:p>
      <text:p text:style-name="P3">Der Abstract soll dem Leser in Kürze</text:p>
      <text:p text:style-name="P4">Problemstellung, Lösungswege und Ergebnisse</text:p>
      <text:p text:style-name="P3">der Arbeit darstellen, so dass er ohne großen Aufwand entscheiden kann, ob es für</text:p>
      <text:p text:style-name="P3">ihn sinnvoll ist, sich in die Arbeit zu vertiefen.</text:p>
      <text:p text:style-name="P2"/>
      <text:p text:style-name="P2">Folglich enthält der Abstract <text:span text:style-name="T5">die</text:span> deutliche Formulierung der Problemstellung sowie eine Zusammenfassung der Ergebnisse. Sofern es zweckmäßig ist, sollten</text:p>
      <text:p text:style-name="P6"><text:span text:style-name="T1"><text:s/></text:span><text:span text:style-name="T2">die wichtigsten </text:span><text:span text:style-name="T3">Begriffe</text:span><text:span text:style-name="T1"> </text:span><text:span text:style-name="T2">bereits im Abstract geklärt</text:span><text:span text:style-name="T1"> werden. </text:span></text:p>
      <text:p text:style-name="P2"/>
      <text:p text:style-name="P2">Der/die Verfasser/in sollte sich dabei um eine</text:p>
      <text:p text:style-name="P6"><text:span text:style-name="T2">kurze und präzise Ausdrucksweise</text:span><text:span text:style-name="T1"> bemühen. Bei der Zusammenfassung der Ergebnisse ist darauf zu achten, dass nicht zu detailliert vorgegangen wird. </text:span></text:p>
      <text:p text:style-name="P6"><text:span text:style-name="T1">Stattdessen muss versucht werden, möglichst plakativ die </text:span><text:span text:style-name="T3">wesentlichen</text:span><text:span text:style-name="T2"> Aspekte</text:span><text:span text:style-name="T1"> herauszustellen.</text:span></text:p>
      <text:p text:style-name="P2"/>
      <text:p text:style-name="P6"><text:span text:style-name="T1">Ein Abstract umfasst </text:span><text:span text:style-name="T2">bis zu 250 Wörter</text:span><text:span text:style-name="T1">. </text:span></text:p>
      <text:p text:style-name="P2"/>
      <text:p text:style-name="P2"/>
      <text:h text:style-name="P48" text:outline-level="3"><text:bookmark-start text:name="__RefHeading__716_754690078"/>Aufgabe: Abstract<text:bookmark-end text:name="__RefHeading__716_754690078"/></text:h>
      <text:p text:style-name="P12">Erstellen Sie einen Abstract für Ihren DA-Antrag.</text:p>
      <text:p text:style-name="P12"/>
      <text:p text:style-name="P15"/>
      <text:h text:style-name="P48" text:outline-level="3"><text:bookmark-start text:name="_Toc367205463"/><text:bookmark-start text:name="__RefHeading__675_754690078"/>Vorwort (optional)<text:bookmark-end text:name="_Toc367205463"/><text:bookmark-end text:name="__RefHeading__675_754690078"/></text:h>
      <text:p text:style-name="P6"><text:span text:style-name="T1">Falls es gewünscht wird, die </text:span><text:span text:style-name="T3">persönliche</text:span><text:span text:style-name="T2"> Motivation</text:span><text:span text:style-name="T1"> bzgl. der Diplomarbeit und/oder</text:span></text:p>
      <text:p text:style-name="P6"><text:span text:style-name="T3">Danksagungen</text:span><text:span text:style-name="T1"> auszusprechen, ist dies in einem Vorwort möglich. </text:span></text:p>
      <text:p text:style-name="P2"/>
      <text:p text:style-name="P2">Der Umfang sollte</text:p>
      <text:p text:style-name="P6"><text:span text:style-name="T2">maximal eine Seite</text:span><text:span text:style-name="T1"> betragen.</text:span></text:p>
      <text:p text:style-name="P2"/>
      <text:p text:style-name="P2"/>
      <text:h text:style-name="P48" text:outline-level="3"><text:bookmark-start text:name="__RefHeading__716_7546900781"/><text:soft-page-break/>Aufgabe: Vorwort<text:bookmark-end text:name="__RefHeading__716_7546900781"/></text:h>
      <text:p text:style-name="P12">Erstellen Sie ein Vorwort <text:s/>für Ihre DA.</text:p>
      <text:p text:style-name="P2"/>
      <text:p text:style-name="P2"/>
      <text:h text:style-name="P48" text:outline-level="3"><text:bookmark-start text:name="_Toc367205464"/><text:bookmark-start text:name="__RefHeading__677_754690078"/>Abbildungsverzeichnis (Optional)<text:bookmark-end text:name="_Toc367205464"/><text:bookmark-end text:name="__RefHeading__677_754690078"/></text:h>
      <text:p text:style-name="P7">Das Abbildungsverzeichnis stellt eine Übersicht aller Abbildungen mit den entsprechenden Namen, Seitenzahlen sowie ggf. dem Verfasser bzw. der Quelle der Abbildungen dar. Beispiele:</text:p>
      <text:p text:style-name="P7"/>
      <text:p text:style-name="P8">Abb. 1.1: Ablauf des Geschäftsprozesses XYZ Seite 4</text:p>
      <text:p text:style-name="P8">Abb. 1.2: Aufbauorganisation der Firma ABC Seite 4</text:p>
      <text:p text:style-name="P8">Abb. 1.3: Phasenschema zur Systementwicklung Seite 7</text:p>
      <text:p text:style-name="P8"/>
      <text:p text:style-name="P7">Das Tabellenverzeichnis wird analog aufgebaut.</text:p>
      <text:p text:style-name="P7"/>
      <text:p text:style-name="P7"/>
      <text:h text:style-name="P48" text:outline-level="3"><text:bookmark-start text:name="__RefHeading__741_754690078"/>Aufgabe: Abbildungsverzeichnis<text:bookmark-end text:name="__RefHeading__741_754690078"/></text:h>
      <text:p text:style-name="P7">Erstellen Sie ein Abbildungsverzeichnis für Ihre DA.</text:p>
      <text:p text:style-name="P7"/>
      <text:p text:style-name="P7"/>
      <text:p text:style-name="P2"/>
      <text:h text:style-name="P48" text:outline-level="3"><text:bookmark-start text:name="_Toc367205466"/><text:bookmark-start text:name="__RefHeading__681_754690078"/>Einleitung<text:bookmark-end text:name="_Toc367205466"/><text:bookmark-end text:name="__RefHeading__681_754690078"/></text:h>
      <text:p text:style-name="P6"><text:span text:style-name="T1">Die Einleitung dient der </text:span><text:span text:style-name="T3">Einführung und Abgrenzung</text:span><text:span text:style-name="T2"> in den Inhalt der Arbeit</text:span><text:span text:style-name="T1">. </text:span></text:p>
      <text:p text:style-name="P2"/>
      <text:p text:style-name="P2">Sie ist</text:p>
      <text:p text:style-name="P6"><text:span text:style-name="T2">das Bindeglied aller nachfolgenden Kapitel</text:span><text:span text:style-name="T1"> aus einer übergeordneten Sicht. </text:span></text:p>
      <text:p text:style-name="P2"/>
      <text:p text:style-name="P2">Eine Einleitung</text:p>
      <text:list xml:id="list3552517510557830526" text:style-name="WWNum6">
        <text:list-item>
          <text:p text:style-name="P49"><text:span text:style-name="T2">benennt</text:span><text:span text:style-name="T1"> die in der Folge behandelten </text:span><text:span text:style-name="T2">Probleme oder Zusammenhänge</text:span><text:span text:style-name="T1"> und </text:span></text:p>
        </text:list-item>
        <text:list-item>
          <text:p text:style-name="P49"><text:span text:style-name="T1">erläutert die </text:span><text:span text:style-name="T3">Struktur der Arbeit</text:span><text:span text:style-name="T1"> aus einem sich daraus ergebenden sachlogischen Zusammenhang heraus. </text:span></text:p>
        </text:list-item>
      </text:list>
      <text:p text:style-name="P2"/>
      <text:p text:style-name="P2"/>
      <text:p text:style-name="P6"><text:span text:style-name="T1">Eine Einleitung </text:span><text:span text:style-name="T2">dient</text:span><text:span text:style-name="T1"> nicht der Bearbeitung des Themas,</text:span></text:p>
      <text:p text:style-name="P6"><text:span text:style-name="T1">sondern der </text:span><text:span text:style-name="T2">Orientierung des Lesers.</text:span><text:span text:style-name="T1"> </text:span></text:p>
      <text:p text:style-name="P2"/>
      <text:p text:style-name="P2">Dementsprechend ist dort kein Platz für eine Argumentation oder Diskussion.</text:p>
      <text:p text:style-name="P2"/>
      <text:h text:style-name="P48" text:outline-level="3"><text:bookmark-start text:name="__RefHeading__755_754690078"/>Aufgabe: Einleitung<text:bookmark-end text:name="__RefHeading__755_754690078"/></text:h>
      <text:p text:style-name="P2">Erstellen Sie eine Einleitung für Ihre DA.</text:p>
      <text:p text:style-name="P2"/>
      <text:h text:style-name="P48" text:outline-level="3"><text:bookmark-start text:name="_Toc367205467"/><text:bookmark-start text:name="__RefHeading__683_754690078"/>Zusammenfassung<text:bookmark-end text:name="_Toc367205467"/><text:bookmark-end text:name="__RefHeading__683_754690078"/></text:h>
      <text:p text:style-name="P2">Die Zusammenfassung (und/oder Ausblick) dient </text:p>
      <text:list xml:id="list3017059458760578669" text:style-name="WWNum7">
        <text:list-item>
          <text:p text:style-name="P50"><text:span text:style-name="T1">zur Rekapitulierung </text:span><text:span text:style-name="T2">der wichtigen </text:span><text:span text:style-name="T3">Ergebnisse</text:span><text:span text:style-name="T1"> der Arbeit sowie </text:span></text:p>
        </text:list-item>
        <text:list-item>
          <text:p text:style-name="P50"><text:soft-page-break/><text:span text:style-name="T1">zur Erörterung von Aspekten, die einer </text:span><text:span text:style-name="T2">Fortführung</text:span><text:span text:style-name="T1"> bedürfen.</text:span></text:p>
        </text:list-item>
      </text:list>
      <text:p text:style-name="P2"/>
      <text:p text:style-name="P2">Ähnlich der Einleitung handelt es sich hierbei um eine übergeordnete Ordnungseinheit, die </text:p>
      <text:p text:style-name="P3">dem Leser den Gesamtzusammenhang aller Kapitel und Ergebnisse</text:p>
      <text:p text:style-name="P6"><text:span text:style-name="T2">verdeutlichen soll</text:span><text:span text:style-name="T1">, </text:span></text:p>
      <text:p text:style-name="P2"/>
      <text:p text:style-name="P6"><text:span text:style-name="T1">jedoch </text:span><text:span text:style-name="T2">keinen originären inhaltlichen Beitrag liefert</text:span><text:span text:style-name="T1">. </text:span></text:p>
      <text:p text:style-name="P2"/>
      <text:p text:style-name="P2">Anders als</text:p>
      <text:p text:style-name="P6"><text:span text:style-name="T1">in der Einleitung kann hier jedoch die </text:span><text:span text:style-name="T2">Kenntnis der vorangegangenen Kapitel vorausgesetzt werden</text:span><text:span text:style-name="T1">, was zur Darstellung der Ergebnisse und der dafür wesentlichen Schritte genutzt werden sollte. </text:span></text:p>
      <text:p text:style-name="P6"/>
      <text:p text:style-name="P6"><text:span text:style-name="T1">Der Umfang dieser Betrachtungen beträgt idealerweise </text:span><text:span text:style-name="T2">ein bis zwei Seiten</text:span><text:span text:style-name="T1">, in Ausnahmefällen drei Seiten.</text:span></text:p>
      <text:p text:style-name="P2"/>
      <text:p text:style-name="P2"/>
      <text:p text:style-name="P7"/>
      <text:h text:style-name="Heading_20_3" text:outline-level="3"><text:bookmark-start text:name="__RefHeading__679_754690078"/>Textgestaltung<text:bookmark-end text:name="__RefHeading__679_754690078"/></text:h>
      <text:p text:style-name="P6"><text:span text:style-name="T1">Der </text:span><text:span text:style-name="T4">eigentliche Text </text:span><text:span text:style-name="T1">der Arbeit </text:span></text:p>
      <text:list xml:id="list694893384518229122" text:style-name="WWNum1">
        <text:list-item>
          <text:p text:style-name="P51">beginnt mit einer Einleitung und </text:p>
        </text:list-item>
        <text:list-item>
          <text:p text:style-name="P51">endet mit einer Zusammenfassung bzw. einem Ausblick.</text:p>
        </text:list-item>
      </text:list>
      <text:p text:style-name="P2"/>
      <text:p text:style-name="P2">Gestaltung:</text:p>
      <text:list xml:id="list3059928985422624167" text:style-name="WWNum5">
        <text:list-item>
          <text:p text:style-name="P52">Times Roman oder Arial 12</text:p>
        </text:list-item>
        <text:list-item>
          <text:p text:style-name="P52">Abstand: 1,5 Zeilen </text:p>
        </text:list-item>
        <text:list-item>
          <text:p text:style-name="P52">Blocksatz (achte auf Trennhilfefunktionen)</text:p>
        </text:list-item>
        <text:list-item>
          <text:p text:style-name="P52">Seitennummer 1 beginnt mit der 1. Textseite (zB. Einleitung)</text:p>
        </text:list-item>
        <text:list-item>
          <text:p text:style-name="P52">Kopf, Fußzeile beachten</text:p>
        </text:list-item>
        <text:list-item>
          <text:p text:style-name="P52"/>
        </text:list-item>
      </text:list>
      <text:p text:style-name="P2"/>
      <text:list xml:id="list8430534234096493226" text:style-name="WWNum3">
        <text:list-item>
          <text:p text:style-name="P53">Seitenabstand:</text:p>
        </text:list-item>
        <text:list-item>
          <text:p text:style-name="P54">Oben, unten: 3cm</text:p>
        </text:list-item>
        <text:list-item>
          <text:p text:style-name="P54">Links: 3,5</text:p>
        </text:list-item>
        <text:list-item>
          <text:p text:style-name="P54">Rechts: 2<text:line-break/></text:p>
        </text:list-item>
        <text:list-item>
          <text:p text:style-name="P53">Inhaltsverz., Abbildungsverz., Literaturverz. Tabellenverz.</text:p>
        </text:list-item>
      </text:list>
      <text:p text:style-name="P9"/>
      <text:p text:style-name="P11"/>
      <text:p text:style-name="P3">Kein ich, wir, …</text:p>
      <text:p text:style-name="P2"/>
      <text:p text:style-name="P2"/>
      <text:p text:style-name="P2">Ein Absatz besteht aus mindestens zwei Sätzen und verfolgt einen zusammenhängenden Gedanken.</text:p>
      <text:p text:style-name="P2"/>
      <text:p text:style-name="P2"/>
      <text:p text:style-name="P2"/>
      <text:h text:style-name="Heading_20_1" text:outline-level="1"><text:bookmark-start text:name="__RefHeading__1153_1638461086"/><text:soft-page-break/>Arbeiten mit Word<text:bookmark-end text:name="__RefHeading__1153_1638461086"/></text:h>
      <text:h text:style-name="P47" text:outline-level="2"><text:bookmark-start text:name="__RefHeading__1165_1638461086"/>WH: Word<text:bookmark-end text:name="__RefHeading__1165_1638461086"/></text:h>
      <text:p text:style-name="P12">Formatvorlagen, Inhaltsverzeichnis, Abbildungsverzeichnis, Literaturverzeichnis</text:p>
      <text:h text:style-name="P48" text:outline-level="3"><text:bookmark-start text:name="__RefHeading__345_137810442"/><text:span text:style-name="T10">Effektives Arbeiten mit </text:span>Word, …<text:bookmark-end text:name="__RefHeading__345_137810442"/></text:h>
      <text:list xml:id="list120358041074315" text:continue-list="list120358089049830" text:style-name="List_20_3">
        <text:list-item>
          <text:list>
            <text:list-item>
              <text:p text:style-name="P30"><text:a xlink:type="simple" xlink:href="http://www.vorwissenschaftlichearbeit.info/wp-content/uploads/2013/09/20130908-Hilfestellung-zum-Verfassen-der-VWA-mit-Word-2010.pdf"><text:span text:style-name="T6">http://www.vorwissenschaftlichearbeit.info/wp-content/uploads/2013/09/20130908-Hilfestellung-zum-Verfassen-der-VWA-mit-Word-2010.pdf</text:span></text:a><text:line-break/><text:line-break/>bzw. </text:p>
            </text:list-item>
            <text:list-item>
              <text:p text:style-name="P30"><text:a xlink:type="simple" xlink:href="http://www.vorwissenschaftlichearbeit.info/wp-content/uploads/2013/09/20130908-Hilfestellung-zum-Verfassen-der-VWA_mit-Open_Office_3.pdf">http://www.vorwissenschaftlichearbeit.info/wp-content/uploads/2013/09/20130908-Hilfestellung-zum-Verfassen-der-VWA_mit-Open_Office_3.pdf</text:a><text:line-break/><text:line-break/>bzw.</text:p>
            </text:list-item>
            <text:list-item>
              <text:p text:style-name="P30"><text:a xlink:type="simple" xlink:href="http://youtu.be/pZLhdwDoNGQ">http://youtu.be/pZLhdwDoNGQ</text:a> <text:line-break/></text:p>
            </text:list-item>
          </text:list>
        </text:list-item>
      </text:list>
      <text:p text:style-name="P12"/>
      <text:h text:style-name="P48" text:outline-level="3"><text:bookmark-start text:name="__RefHeading__347_137810442"/>Aufgabe: Word<text:bookmark-end text:name="__RefHeading__347_137810442"/></text:h>
      <text:p text:style-name="P12">Laden Sie die Richtlinen zum Erstellen einer Diplomarbeit und kontrollieren Sie diese auf:</text:p>
      <text:list xml:id="list1357402537596727353" text:style-name="L2">
        <text:list-item>
          <text:p text:style-name="P39">inhaltliche Richtigkeit und </text:p>
        </text:list-item>
        <text:list-item>
          <text:p text:style-name="P39">effektive Verwendung von Word-Funktionen</text:p>
        </text:list-item>
        <text:list-item>
          <text:p text:style-name="P39">ergänzen Sie evtl. fehlende Verzeichnisse, ...</text:p>
        </text:list-item>
      </text:list>
      <text:p text:style-name="P13"/>
      <text:p text:style-name="P13"/>
      <text:h text:style-name="Heading_20_1" text:outline-level="1"><text:bookmark-start text:name="__RefHeading__1155_1638461086"/>Literaturverwaltung<text:bookmark-end text:name="__RefHeading__1155_1638461086"/></text:h>
      <text:h text:style-name="Heading_20_2" text:outline-level="2"><text:bookmark-start text:name="__RefHeading__367_137810442"/><text:span text:style-name="T11">+</text:span>Literaturverwaltung mit Word<text:bookmark-end text:name="__RefHeading__367_137810442"/></text:h>
      <text:p text:style-name="Text_20_body">Demo bzw. <text:a xlink:type="simple" xlink:href="http://youtu.be/pZLhdwDoNGQ">http://youtu.be/pZLhdwDoNGQ</text:a></text:p>
      <text:p text:style-name="Text_20_body">Es gibt aber eine bessere (effektivere) Vorgehensweise.</text:p>
      <text:p text:style-name="Text_20_body"/>
      <text:h text:style-name="Heading_20_2" text:outline-level="2"><text:bookmark-start text:name="__RefHeading__316_137810442"/>Literaturverwaltung mit Endnote Web<text:bookmark-end text:name="__RefHeading__316_137810442"/></text:h>
      <text:h text:style-name="Heading_20_3" text:outline-level="3"><text:bookmark-start text:name="__RefHeading__349_137810442"/>Aufgabe: EndnoteWeb - <text:span text:style-name="T10">kennen lernen</text:span><text:bookmark-end text:name="__RefHeading__349_137810442"/></text:h>
      <text:list xml:id="list8151677534044571043" text:style-name="L3">
        <text:list-item>
          <text:p text:style-name="P41">Erstellen Sie für sich einen<text:span text:style-name="T6"> </text:span><text:span text:style-name="T7">EndNoteWEB-</text:span><text:span text:style-name="T6">Accoun</text:span>t<text:line-break/> <text:a xlink:type="simple" xlink:href="http://www.myendnoteweb.com/">www.myendnoteweb.com</text:a></text:p>
        </text:list-item>
        <text:list-item>
          <text:p text:style-name="P42">machen Sie sich mit den Möglichkeiten vertraut: <text:line-break/><text:span text:style-name="T6">Siehe: </text:span><text:a xlink:type="simple" xlink:href="http://www.wu.ac.at/retail/downloads/wissenschaftlarbeiten/anleitung_enw.pdf"><text:span text:style-name="T6">http://www.wu.ac.at/retail/downloads/wissenschaftlarbeiten/anleitung_enw.pdf</text:span></text:a></text:p>
        </text:list-item>
        <text:list-item>
          <text:p text:style-name="P40">Installieren Sie und testen Sie: </text:p>
          <text:list>
            <text:list-item>
              <text:p text:style-name="P34">CWYW, </text:p>
            </text:list-item>
            <text:list-item>
              <text:p text:style-name="P34">Firefox-plugin</text:p>
            </text:list-item>
          </text:list>
        </text:list-item>
      </text:list>
      <text:p text:style-name="Text_20_body"><text:soft-page-break/></text:p>
      <text:p text:style-name="Text_20_body"><text:span text:style-name="T13">Frage</text:span>: Wie können Sie ihre Literaturangaben mit anderen teilen?</text:p>
      <text:p text:style-name="Text_20_body"/>
      <text:p text:style-name="Text_20_body"/>
      <text:h text:style-name="Heading_20_3" text:outline-level="3"><text:bookmark-start text:name="__RefHeading__322_137810442"/>Aufgabe: <text:span text:style-name="T10">EndNoteWeb - </text:span>Literaturverzeichnis erstellen<text:bookmark-end text:name="__RefHeading__322_137810442"/></text:h>
      <text:p text:style-name="Standard">Erstellen Sie ein Literaturverzeichnis mit einem der folg. Themen unter Verwendung der obigen Tools:<text:line-break/></text:p>
      <text:list xml:id="list4558240427892488939" text:style-name="L4">
        <text:list-item>
          <text:p text:style-name="P23">wählen Sie ein Thema …... <text:line-break/><text:span text:style-name="T10">passend zur Ihrer DA bzw. Ihrer vertiefenden Grundlagenarbeit<text:line-break/>oder</text:span></text:p>
        </text:list-item>
        <text:list-item>
          <text:p text:style-name="P22">Die vorwissenschaftliche Arbeit</text:p>
        </text:list-item>
        <text:list-item>
          <text:p text:style-name="P21">Software-Technik</text:p>
        </text:list-item>
        <text:list-item>
          <text:p text:style-name="P21">Configuration Management</text:p>
        </text:list-item>
        <text:list-item>
          <text:p text:style-name="P21">Projekt-Management</text:p>
        </text:list-item>
        <text:list-item>
          <text:p text:style-name="P21">Testdriven Development</text:p>
        </text:list-item>
        <text:list-item>
          <text:p text:style-name="P21">Sicherheit bei Web Anwendungen</text:p>
        </text:list-item>
        <text:list-item>
          <text:p text:style-name="P24">...</text:p>
        </text:list-item>
      </text:list>
      <text:p text:style-name="Standard"/>
      <text:p text:style-name="Text_20_body"/>
      <text:h text:style-name="Heading_20_2" text:outline-level="2"><text:bookmark-start text:name="__RefHeading__371_137810442"/>Literatursuche mit Endnote Web<text:bookmark-end text:name="__RefHeading__371_137810442"/></text:h>
      <text:h text:style-name="Heading_20_3" text:outline-level="3"><text:bookmark-start text:name="__RefHeading__399_137810442"/>Quellen<text:bookmark-end text:name="__RefHeading__399_137810442"/></text:h>
      <text:p text:style-name="Standard"/>
      <text:list xml:id="list120356823296749" text:continue-list="list120358041074315" text:style-name="List_20_3">
        <text:list-item>
          <text:p text:style-name="P25">ENW: Library of Congress</text:p>
        </text:list-item>
      </text:list>
      <text:p text:style-name="Standard"/>
      <text:list xml:id="list120357480204575" text:continue-numbering="true" text:style-name="List_20_3">
        <text:list-item>
          <text:p text:style-name="P25"><text:a xlink:type="simple" xlink:href="http://uni-salzburg.ac.at/">http://uni-salzburg.ac.at</text:a> <text:s/>– Online Katalog (li. Oben)</text:p>
        </text:list-item>
      </text:list>
      <text:list xml:id="list1919100481944089883" text:style-name="L5">
        <text:list-item>
          <text:p text:style-name="P26">suche: Tanenbaum</text:p>
        </text:list-item>
        <text:list-item>
          <text:p text:style-name="P26">Datensatz auswählen und speichern als end<text:span text:style-name="T13">n</text:span>ote/ris Format<text:line-break/>Dateiname: unisbg.ris</text:p>
        </text:list-item>
        <text:list-item>
          <text:p text:style-name="P26">in Endnote Web unisbg.ris importieren</text:p>
        </text:list-item>
      </text:list>
      <text:p text:style-name="Standard"/>
      <text:p text:style-name="Standard"/>
      <text:list xml:id="list120357374754714" text:continue-list="list120357480204575" text:style-name="List_20_3">
        <text:list-item>
          <text:p text:style-name="P25"><text:a xlink:type="simple" xlink:href="http://uni-salzburg.ac.at/">http://uni-salzburg.ac.at</text:a> <text:s/>– Online Katalog</text:p>
        </text:list-item>
      </text:list>
      <text:list xml:id="list120356860056155" text:continue-list="list1919100481944089883" text:style-name="L5">
        <text:list-item text:start-value="1">
          <text:p text:style-name="P26">klick Katalogauswahl</text:p>
        </text:list-item>
        <text:list-item>
          <text:p text:style-name="P26"><text:a xlink:type="simple" xlink:href="http://opac.obvsg.at/acc01">Gesamtkatalog des Österreichischen Bibliothekenverbundes</text:a></text:p>
        </text:list-item>
        <text:list-item>
          <text:p text:style-name="P26">klick Suchmaschine des österr. Bibliothekenverbundes:</text:p>
        </text:list-item>
        <text:list-item>
          <text:p text:style-name="P26">oben Tanenbaum eingeben:</text:p>
        </text:list-item>
        <text:list-item>
          <text:p text:style-name="P26">Sie erhalten eine lange Liste</text:p>
        </text:list-item>
        <text:list-item>
          <text:p text:style-name="P26">re. oben: Seite dem e-Shelf hinzufügen</text:p>
        </text:list-item>
        <text:list-item>
          <text:p text:style-name="P26">ins e_shelf gehen (ganz oben)</text:p>
        </text:list-item>
        <text:list-item>
          <text:p text:style-name="P26">Literatur markieren und senden an Endnote Web</text:p>
        </text:list-item>
        <text:list-item>
          <text:p text:style-name="P26">in Endnote Web einer Gruppe hinzufügen.</text:p>
        </text:list-item>
      </text:list>
      <text:p text:style-name="Standard"/>
      <text:p text:style-name="Standard"/>
      <text:h text:style-name="Heading_20_3" text:outline-level="3"><text:bookmark-start text:name="__RefHeading__401_137810442"/>Aufgabe: <text:span text:style-name="T14">EndnoteWeb - </text:span>Literaturverzeichnis aktualisieren<text:bookmark-end text:name="__RefHeading__401_137810442"/></text:h>
      <text:p text:style-name="Text_20_body">Suchen Sie in verschiedenen Datenbeständen nach Themen, die zu Ihrer Arbeit passen und</text:p>
      <text:list xml:id="list8890736034166445250" text:style-name="L6">
        <text:list-item>
          <text:p text:style-name="P43">Aktualisieren Sie ihr Literaturverzeichnis in Endnote Web </text:p>
        </text:list-item>
        <text:list-item>
          <text:p text:style-name="P32">Geben Sie <text:span text:style-name="T11">Ihr Literaturverzeichnis aus EndNoteWeb ab, indem Sie mich als Mitleser eintragen.</text:span></text:p>
        </text:list-item>
      </text:list>
      <text:p text:style-name="Text_20_body"><text:soft-page-break/></text:p>
      <text:p text:style-name="Text_20_body"/>
      <text:h text:style-name="P48" text:outline-level="3"><text:bookmark-start text:name="__RefHeading__318_137810442"/><text:span text:style-name="T14">Aufgabe: </text:span>EndNote<text:span text:style-name="T11">Web</text:span> Literaturdaten <text:span text:style-name="T11">in</text:span> Word <text:span text:style-name="T11">verwenden</text:span><text:bookmark-end text:name="__RefHeading__318_137810442"/></text:h>
      <text:list xml:id="list6071440852366563671" text:style-name="L7">
        <text:list-item>
          <text:p text:style-name="P44">Verwenden Sie das <text:span text:style-name="T6">Plugin CWYW</text:span> <text:span text:style-name="T10">und verwenden Sie die in ENW erstellten Literaturdaten direkt in Word<text:line-break/><text:line-break/>siehe dazu: </text:span><text:a xlink:type="simple" xlink:href="http://www.myendnoteweb.com/help/en_us/ENW/hw_citereference.htm"><text:span text:style-name="T10">http://www.myendnoteweb.com/help/en_us/ENW/hw_citereference.htm</text:span></text:a><text:span text:style-name="T10"><text:line-break/><text:line-break/></text:span>oder </text:p>
        </text:list-item>
        <text:list-item>
          <text:p text:style-name="P45"><text:span text:style-name="T13">+ </text:span>verwenden Sie JabRef <text:span text:style-name="T11">(wenn Sie zB: Libre Office verwenden)</text:span><text:line-break/><text:a xlink:type="simple" xlink:href="http://jabref.sourceforge.net/download.php">http://jabref.sourceforge.net/download.php</text:a></text:p>
        </text:list-item>
      </text:list>
      <text:p text:style-name="P12"/>
      <text:p text:style-name="aufgabe"><text:span text:style-name="T13">Ablauf</text:span>:</text:p>
      <text:p text:style-name="aufgabe"><text:tab/>1. Word mit ENW verbinden</text:p>
      <text:p text:style-name="aufgabe"><text:tab/><text:tab/>in Word CWYW Preferences einstellen:</text:p>
      <text:p text:style-name="aufgabe"><text:tab/><text:tab/><text:tab/>Endnote WEB</text:p>
      <text:p text:style-name="aufgabe"><text:tab/><text:tab/><text:tab/>URL</text:p>
      <text:p text:style-name="aufgabe"><text:tab/><text:tab/><text:tab/>account -Info</text:p>
      <text:p text:style-name="aufgabe"><text:tab/><text:tab/><text:tab/></text:p>
      <text:p text:style-name="aufgabe"><text:tab/>2. Insert Citation</text:p>
      <text:p text:style-name="aufgabe"><text:tab/><text:tab/>....</text:p>
      <text:p text:style-name="aufgabe"><text:tab/><text:tab/><text:tab/><text:tab/></text:p>
      <text:p text:style-name="aufgabe"><text:tab/>Merke: Zitate immer über das Tool "Edit Citation" bearbeiten.</text:p>
      <text:p text:style-name="aufgabe"><text:tab/><text:tab/>Sonst gehen bei Aktualisierung diese verloren.</text:p>
      <text:p text:style-name="aufgabe"><text:tab/><text:tab/></text:p>
      <text:p text:style-name="aufgabe"><text:tab/></text:p>
      <text:p text:style-name="aufgabe"><text:tab/>3. Literaturverzeichnis/<text:span text:style-name="T13">Bibliography</text:span> <text:span text:style-name="T13">modify</text:span></text:p>
      <text:p text:style-name="aufgabe"><text:tab/></text:p>
      <text:p text:style-name="P16"/>
      <text:p text:style-name="P17"/>
      <text:h text:style-name="Heading_20_2" text:outline-level="2"><text:bookmark-start text:name="__RefHeading__324_137810442"/>Zitier-Richtlinien<text:bookmark-end text:name="__RefHeading__324_137810442"/></text:h>
      <text:p text:style-name="Text_20_body">Siehe: <text:a xlink:type="simple" xlink:href="https://elearning.htl-salzburg.ac.at/">https://elearning.htl-salzburg.ac.at</text:a></text:p>
      <text:p text:style-name="Text_20_body"/>
      <text:h text:style-name="Heading_20_3" text:outline-level="3"><text:bookmark-start text:name="__RefHeading__739_754690078"/>Aufgabe: Zitier-Richtlinien<text:bookmark-end text:name="__RefHeading__739_754690078"/></text:h>
      <text:p text:style-name="Text_20_body">Studieren Sie die Zitier-Richtlinien für Bücher, Zeitschriftenartikel, Web Pages …</text:p>
      <text:p text:style-name="Text_20_body"/>
      <text:p text:style-name="Text_20_body"/>
      <text:h text:style-name="Heading_20_2" text:outline-level="2"><text:bookmark-start text:name="__RefHeading__751_754690078"/>Plagiate<text:bookmark-end text:name="__RefHeading__751_754690078"/></text:h>
      <text:p text:style-name="Text_20_body">Die gesamte DA kann mit folg. Programmen 'durchleuchtet' werden:</text:p>
      <text:p text:style-name="Text_20_body"><text:a xlink:type="simple" xlink:href="http://www.f4.htw-berlin.de/">www.f4.htw-berlin.de/</text:a>&lt;tilde&gt;weberwu/papers/plagiat.shtml</text:p>
      <text:p text:style-name="Text_20_body"><text:a xlink:type="simple" xlink:href="http://www.frank-schaetzlein.de/biblio/plagiat-links.htm">www.frank-schaetzlein.de/biblio/plagiat-links.htm</text:a></text:p>
      <text:p text:style-name="Text_20_body"><text:a xlink:type="simple" xlink:href="http://www.docoloc.de/">www.docoloc.de</text:a></text:p>
      <text:p text:style-name="Text_20_body"><text:a xlink:type="simple" xlink:href="http://www.plagiarismfinder.de/">www.plagiarismfinder.de</text:a></text:p>
      <text:p text:style-name="Text_20_body"><text:a xlink:type="simple" xlink:href="http://www.turnitin.com/">www.turnitin.com</text:a></text:p>
      <text:p text:style-name="Text_20_body"><text:soft-page-break/><text:a xlink:type="simple" xlink:href="http://www.plagscan.com/">www.plagscan.com</text:a></text:p>
      <text:p text:style-name="Text_20_body"/>
      <text:h text:style-name="Heading_20_3" text:outline-level="3"><text:bookmark-start text:name="__RefHeading__753_754690078"/>Aufgabe: Plagiate<text:bookmark-end text:name="__RefHeading__753_754690078"/></text:h>
      <text:p text:style-name="Text_20_body">Testen Sie die obigen URLS und geben Sie eine Stellungnahme zu deren Qualität ab.</text:p>
      <text:p text:style-name="Text_20_body">Suchen Sie nach weiteren Programmen.</text:p>
      <text:p text:style-name="Text_20_body"/>
      <text:p text:style-name="Text_20_body"/>
      <text:p text:style-name="P14"/>
      <text:h text:style-name="Heading_20_1" text:outline-level="1"><text:bookmark-start text:name="__RefHeading__1182_754690078"/>Beurteilungen<text:bookmark-end text:name="__RefHeading__1182_754690078"/></text:h>
      <text:p text:style-name="P1">Siehe: </text:p>
      <text:list xml:id="list7421134627967106170" text:style-name="L8">
        <text:list-item>
          <text:p text:style-name="P27">Präsentationen beurteilen (pdf)</text:p>
        </text:list-item>
        <text:list-item>
          <text:p text:style-name="P27">DA beurteilen (excel-file)</text:p>
        </text:list-item>
        <text:list-item>
          <text:p text:style-name="P28"><text:a xlink:type="simple" xlink:href="http://www.vorwissenschaftlichearbeit.info/wp-content/uploads/2012/12/201204-VWA-Beurteilung-Empfehlung.pdf"><text:span text:style-name="T1">http://www.vorwissenschaftlichearbeit.info/wp-content/uploads/2012/12/201204-VWA-Beurteilung-Empfehlung.pdf</text:span></text:a></text:p>
        </text:list-item>
      </text:list>
      <text:p text:style-name="P1"/>
      <text:p text:style-name="P1"/>
      <text:p text:style-name="P1"/>
      <text:p text:style-name="P1"/>
      <text:p text:style-name="P1"/>
      <text:table-of-content text:style-name="Sect3" text:name="Inhaltsverzeichnis2">
        <text:table-of-content-source text:outline-level="10" text:use-outline-level="false" text:use-index-marks="false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index-title text:style-name="Sect2" text:name="Inhaltsverzeichnis2_Head">
            <text:p text:style-name="Contents_20_Heading"><text:span text:style-name="T14">Aufgaben</text:span>verzeichnis</text:p>
          </text:index-title>
          <text:p text:style-name="P20">2.2.3. Aufgabe: Abstract<text:tab/>3</text:p>
          <text:p text:style-name="P20">2.2.5. Aufgabe: Vorwort<text:tab/>4</text:p>
          <text:p text:style-name="P20">2.2.7. Aufgabe: Abbildungsverzeichnis<text:tab/>4</text:p>
          <text:p text:style-name="P20">2.2.9. Aufgabe: Einleitung<text:tab/>4</text:p>
          <text:p text:style-name="P20">3.1.2. Aufgabe: Word<text:tab/>6</text:p>
          <text:p text:style-name="P20">4.2.1. Aufgabe: EndnoteWeb - kennen lernen<text:tab/>6</text:p>
          <text:p text:style-name="P20">4.2.2. Aufgabe: EndNoteWeb - Literaturverzeichnis erstellen<text:tab/>7</text:p>
          <text:p text:style-name="P20">4.3.2. Aufgabe: EndnoteWeb - Literaturverzeichnis aktualisieren<text:tab/>8</text:p>
          <text:p text:style-name="P20">4.3.3. Aufgabe: EndNoteWeb Literaturdaten in Word verwenden<text:tab/>8</text:p>
          <text:p text:style-name="P20">4.4.1. Aufgabe: Zitier-Richtlinien<text:tab/>8</text:p>
          <text:p text:style-name="P20">4.5.1. Aufgabe: Plagiate<text:tab/>9</text:p>
        </text:index-body>
      </text:table-of-content>
      <text:p text:style-name="P5"><text:toc-mark text:string-value="bla" text:outline-level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ymbol1" svg:font-family="Symbol" style:font-adornments="Normal" style:font-pitch="variable" style:font-charset="x-symbol"/>
    <style:font-face style:name="Wingdings" svg:font-family="Wingdings" style:font-pitch="variable" style:font-charset="x-symbol"/>
    <style:font-face style:name="Wingdings1" svg:font-family="Wingdings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Arial,Bold" svg:font-family="'Arial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Arial2" svg:font-family="Arial" style:font-family-generic="system" style:font-pitch="variable"/>
    <style:font-face style:name="Arial,Bold1" svg:font-family="'Arial,Bold'" style:font-family-generic="system" style:font-pitch="variable"/>
    <style:font-face style:name="Courier New3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.199cm" fo:margin-bottom="0cm" style:contextual-spacing="false" fo:line-height="10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3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vwa.odt</text:file-name><text:tab/>Arbeitsunterlage</text:p>
      </style:header>
      <style:footer>
        <text:p text:style-name="Footer">Informatik<text:tab/><text:tab/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9-17T09:08:14</meta:creation-date>
    <meta:editing-cycles>21</meta:editing-cycles>
    <meta:editing-duration>PT5H36M58S</meta:editing-duration>
    <meta:initial-creator>Anton Hofmann</meta:initial-creator>
    <dc:date>2014-11-18T12:03:55.960719150</dc:date>
    <dc:creator>hofmann </dc:creator>
    <meta:document-statistic meta:table-count="0" meta:image-count="0" meta:object-count="0" meta:page-count="9" meta:paragraph-count="257" meta:word-count="1363" meta:character-count="10940" meta:non-whitespace-character-count="983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3-09-17T09:08:14"/>
  </office:meta>
</office:document-meta>
</file>